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cell" style:name="a422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423">
      <style:text-properties fo:font-size="0.22222in" style:font-size-asian="0.22222in" style:font-size-complex="0.22222in" fo:language="en" fo:country="US"/>
    </style:style>
    <style:style style:family="text" style:name="a424">
      <style:text-properties fo:font-size="0.22222in" style:font-size-asian="0.22222in" style:font-size-complex="0.22222in" fo:language="en" fo:country="US"/>
    </style:style>
    <style:style style:family="paragraph" style:name="a425">
      <style:paragraph-properties fo:line-height="107%" fo:margin-bottom="0in"/>
    </style:style>
    <style:style style:family="text" style:name="a42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anguage="en" fo:country="US"/>
    </style:style>
    <style:style style:family="paragraph" style:name="a428">
      <style:paragraph-properties fo:line-height="107%" fo:margin-bottom="0in"/>
    </style:style>
    <style:style style:family="text" style:name="a410">
      <style:text-properties fo:font-size="0.22222in" style:font-size-asian="0.22222in" style:font-size-complex="0.22222in" fo:language="en" fo:country="US"/>
    </style:style>
    <style:style style:family="text" style:name="a411">
      <style:text-properties fo:font-size="0.22222in" style:font-size-asian="0.22222in" style:font-size-complex="0.22222in" fo:language="en" fo:country="US"/>
    </style:style>
    <style:style style:family="text" style:name="a412">
      <style:text-properties fo:font-size="0.22222in" style:font-size-asian="0.22222in" style:font-size-complex="0.22222in" fo:language="en" fo:country="US"/>
    </style:style>
    <style:style style:family="text" style:name="a413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ru" fo:country="RU"/>
    </style:style>
    <style:style style:family="paragraph" style:name="a414">
      <style:paragraph-properties fo:line-height="107%" fo:margin-bottom="0in"/>
    </style:style>
    <style:style style:family="table-cell" style:name="a416">
      <style:table-cell-properties style:vertical-align="top" fo:padding-top="0in" fo:padding-bottom="0in" fo:padding-left="0.075in" fo:padding-right="0.075in"/>
      <style:paragraph-properties style:writing-mode="lr-tb"/>
    </style:style>
    <style:style style:family="table-row" style:name="a417">
      <style:table-row-properties style:row-height="0.01in"/>
    </style:style>
    <style:style style:family="text" style:name="a418">
      <style:text-properties fo:font-size="0.22222in" style:font-size-asian="0.22222in" style:font-size-complex="0.22222in" fo:language="en" fo:country="US"/>
    </style:style>
    <style:style style:family="text" style:name="a419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ru" fo:country="RU"/>
    </style:style>
    <style:style style:family="text" style:name="a430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anguage="en" fo:country="US"/>
    </style:style>
    <style:style style:family="text" style:name="a431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anguage="en" fo:country="US"/>
    </style:style>
    <style:style style:family="text" style:name="a43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anguage="en" fo:country="US"/>
    </style:style>
    <style:style style:family="text" style:name="a433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ru" fo:country="RU"/>
    </style:style>
    <style:style style:family="paragraph" style:name="a434">
      <style:paragraph-properties fo:line-height="107%" fo:margin-bottom="0in"/>
    </style:style>
    <style:style style:family="table-cell" style:name="a436">
      <style:table-cell-properties style:vertical-align="top" fo:padding-top="0in" fo:padding-bottom="0in" fo:padding-left="0.075in" fo:padding-right="0.075in"/>
      <style:paragraph-properties style:writing-mode="lr-tb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401">
      <style:table-properties style:writing-mode="lr-tb"/>
    </style:style>
    <style:style style:family="table-column" style:name="a402">
      <style:table-column-properties style:column-width="1.20417in"/>
    </style:style>
    <style:style style:family="table-column" style:name="a403">
      <style:table-column-properties style:column-width="3.17917in"/>
    </style:style>
    <style:style style:family="table-row" style:name="a404">
      <style:table-row-properties style:row-height="0.01in"/>
    </style:style>
    <style:style style:family="text" style:name="a405">
      <style:text-properties fo:font-size="0.22222in" style:font-size-asian="0.22222in" style:font-size-complex="0.22222in" fo:language="en" fo:country="US"/>
    </style:style>
    <style:style style:family="text" style:name="a40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ru" fo:country="RU"/>
    </style:style>
    <style:style style:family="paragraph" style:name="a407">
      <style:paragraph-properties fo:line-height="107%" fo:margin-bottom="0in"/>
    </style:style>
    <style:style style:family="table-cell" style:name="a409">
      <style:table-cell-properties style:vertical-align="top" fo:padding-top="0in" fo:padding-bottom="0in" fo:padding-left="0.075in" fo:padding-right="0.075in"/>
      <style:paragraph-properties style:writing-mode="lr-tb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0">
      <style:paragraph-properties fo:line-height="107%" fo:margin-bottom="0in"/>
    </style:style>
    <text:list-style style:name="a408"/>
    <text:list-style style:name="a426"/>
    <text:list-style style:name="a415"/>
    <text:list-style style:name="a421"/>
    <text:list-style style:name="a429"/>
    <text:list-style style:name="a435"/>
  </office:automatic-styles>
  <office:body>
    <office:presentation>
      <draw:page draw:name="Slide2" draw:style-name="a399" draw:master-page-name="Master1-Layout2-obj-Title-and-Content" presentation:presentation-page-layout-name="Master1-PPL2" draw:id="Slide-257">
        <draw:frame draw:id="id63" presentation:style-name="a400" draw:name="Title 1" svg:x="0.91667in" svg:y="0.44582in" svg:width="3.38566in" svg:height="3.12395in" presentation:class="title" presentation:placeholder="true">
          <draw:text-box/>
          <svg:title/>
          <svg:desc/>
        </draw:frame>
        <draw:frame draw:id="id64" draw:name="Content Placeholder 4" svg:x="4.65608in" svg:y="0.44582in" svg:width="4.38333in" svg:height="1.41403in" presentation:class="table" presentation:placeholder="false">
          <table:table table:style-name="a401" table:template-name="{2D5ABB26-0587-4C30-8999-92F81FD0307C}" table:use-banding-columns-styles="false" table:use-banding-rows-styles="true" table:use-first-column-styles="true" table:use-first-row-styles="true" table:use-last-column-styles="false" table:use-last-row-styles="false">
            <table:table-column table:style-name="a402" table:default-cell-style-name=""/>
            <table:table-column table:style-name="a403" table:default-cell-style-name=""/>
            <table:table-row table:style-name="a404" table:default-cell-style-name="">
              <table:table-cell table:style-name="a409">
                <text:list text:style-name="a408">
                  <text:list-item>
                    <text:p text:style-name="a407" text:class-names="" text:cond-style-name=""><text:span text:style-name="a405" text:class-names="">Name:</text:span><text:span text:style-name="a406" text:class-names=""/></text:p>
                  </text:list-item>
                </text:list>
              </table:table-cell>
              <table:table-cell table:style-name="a416">
                <text:list text:style-name="a415">
                  <text:list-item>
                    <text:p text:style-name="a414" text:class-names="" text:cond-style-name=""><text:span text:style-name="a410" text:class-names="">&lt;&lt;[</text:span><text:span text:style-name="a411" text:class-names="">customer.CustomerName</text:span><text:span text:style-name="a412" text:class-names="">]&gt;&gt;</text:span><text:span text:style-name="a413" text:class-names=""/></text:p>
                  </text:list-item>
                </text:list>
              </table:table-cell>
            </table:table-row>
            <table:table-row table:style-name="a417" table:default-cell-style-name="">
              <table:table-cell table:style-name="a422">
                <text:list text:style-name="a421">
                  <text:list-item>
                    <text:p text:style-name="a420" text:class-names="" text:cond-style-name=""><text:span text:style-name="a418" text:class-names="">Contact Details:</text:span><text:span text:style-name="a419" text:class-names=""/></text:p>
                  </text:list-item>
                </text:list>
              </table:table-cell>
              <table:table-cell table:style-name="a436">
                <text:list text:style-name="a426">
                  <text:list-item>
                    <text:p text:style-name="a425" text:class-names="" text:cond-style-name=""><text:span text:style-name="a423" text:class-names="">&lt;&lt;[customer.CustomerContactNumber</text:span><text:span text:style-name="a424" text:class-names="">]&gt;&gt;</text:span></text:p>
                  </text:list-item>
                </text:list>
                <text:list text:style-name="a429">
                  <text:list-item>
                    <text:p text:style-name="a428" text:class-names="" text:cond-style-name=""><text:span text:style-name="a427" text:class-names=""/></text:p>
                  </text:list-item>
                </text:list>
                <text:list text:style-name="a435">
                  <text:list-item>
                    <text:p text:style-name="a434" text:class-names="" text:cond-style-name=""><text:span text:style-name="a430" text:class-names="">&lt;&lt;doc [</text:span><text:span text:style-name="a431" text:class-names="">customer.Document</text:span><text:span text:style-name="a432" text:class-names="">]&gt;&gt;</text:span><text:span text:style-name="a433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85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6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7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8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9">
      <style:table-cell-properties fo:background-color="#f0f0f0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90">
      <style:table-cell-properties/>
    </style:style>
    <style:style style:family="table-cell" style:name="a391">
      <style:table-cell-properties fo:background-color="#e1e1e1"/>
    </style:style>
    <style:style style:family="table-cell" style:name="a392">
      <style:table-cell-properties/>
    </style:style>
    <style:style style:family="table-cell" style:name="a393">
      <style:table-cell-properties fo:background-color="#e1e1e1"/>
    </style:style>
    <style:style style:family="table-cell" style:name="a394">
      <style:table-cell-properties fo:background-color="#a5a5a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5">
      <style:table-cell-properties fo:background-color="#a5a5a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6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7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8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380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81">
      <style:table-cell-properties/>
    </style:style>
    <style:style style:family="table-cell" style:name="a382">
      <style:table-cell-properties fo:background-color="#d2deef"/>
    </style:style>
    <style:style style:family="table-cell" style:name="a383">
      <style:table-cell-properties/>
    </style:style>
    <style:style style:family="table-cell" style:name="a384">
      <style:table-cell-properties fo:background-color="#d2deef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5C22544A-7EE6-4342-B048-85BDC9FD1C3A}">
      <table:first-row table:style-name="a385" table:paragraph-style-name=""/>
      <table:last-row table:style-name="a386" table:paragraph-style-name=""/>
      <table:first-column table:style-name="a387" table:paragraph-style-name=""/>
      <table:last-column table:style-name="a388" table:paragraph-style-name=""/>
      <table:body table:style-name="a380" table:paragraph-style-name=""/>
      <table:even-rows table:style-name="a383" table:paragraph-style-name=""/>
      <table:odd-rows table:style-name="a384" table:paragraph-style-name=""/>
      <table:even-columns table:style-name="a381" table:paragraph-style-name=""/>
      <table:odd-columns table:style-name="a382" table:paragraph-style-name=""/>
    </table:table-template>
    <table:table-template table:name="{F5AB1C69-6EDB-4FF4-983F-18BD219EF322}">
      <table:first-row table:style-name="a394" table:paragraph-style-name=""/>
      <table:last-row table:style-name="a395" table:paragraph-style-name=""/>
      <table:first-column table:style-name="a396" table:paragraph-style-name=""/>
      <table:last-column table:style-name="a397" table:paragraph-style-name=""/>
      <table:body table:style-name="a389" table:paragraph-style-name=""/>
      <table:even-rows table:style-name="a392" table:paragraph-style-name=""/>
      <table:odd-rows table:style-name="a393" table:paragraph-style-name=""/>
      <table:even-columns table:style-name="a390" table:paragraph-style-name=""/>
      <table:odd-columns table:style-name="a391" table:paragraph-style-name=""/>
    </table:table-template>
    <table:table-template table:name="{2D5ABB26-0587-4C30-8999-92F81FD0307C}">
      <table:body table:style-name="a39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6.11.2015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6.11.2015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6.11.2015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6.11.2015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6.11.2015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6.11.2015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6.11.2015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6.11.2015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6.11.2015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6.11.2015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6.11.2015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6.11.2015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&lt;&lt;image [manager.Photo]&gt;&gt;</dc:title>
    <meta:initial-creator>Иван</meta:initial-creator>
    <dc:creator>Muhammad Atir</dc:creator>
    <meta:creation-date>2015-10-26T14:04:12Z</meta:creation-date>
    <dc:date>2016-08-30T10:06:17Z</dc:date>
    <meta:editing-cycles>3</meta:editing-cycles>
    <meta:editing-duration>PT49S</meta:editing-duration>
    <meta:document-statistic meta:paragraph-count="6" meta:word-count="16"/>
  </office:meta>
</office:document-meta>
</file>